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225000000FEE97AE335B840617E.png" manifest:media-type="image/png"/>
  <manifest:file-entry manifest:full-path="Pictures/10009C2C0000479E000021292AF9532590639F01.emf" manifest:media-type="image/x-emf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333cm" svg:height="8.488cm" svg:x="0cm" svg:y="0cm">
          <draw:image xlink:href="Pictures/10009C2C0000479E000021292AF9532590639F01.emf" xlink:type="simple" xlink:show="embed" xlink:actuate="onLoad" draw:mime-type="image/x-emf">
            <text:p/>
          </draw:image>
          <draw:image xlink:href="Pictures/1000000100000225000000FEE97AE335B840617E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8.333cm" fo:page-height="8.48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2-09T11:36:46.629200807</dc:date>
    <meta:editing-duration>PT33S</meta:editing-duration>
    <meta:editing-cycles>1</meta:editing-cycles>
    <meta:document-statistic meta:object-count="1"/>
    <meta:generator>LibreOffice/7.5.0.3$Linux_X86_64 LibreOffice_project/c21113d003cd3efa8c53188764377a8272d9d6de</meta:generator>
  </office:meta>
</office:document-meta>
</file>